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fa49"/>
    </style:style>
    <style:style style:name="P2" style:family="paragraph" style:parent-style-name="Standard">
      <style:text-properties officeooo:paragraph-rsid="000cc1c1"/>
    </style:style>
    <style:style style:name="P3" style:family="paragraph" style:parent-style-name="Standard">
      <style:text-properties fo:font-weight="bold" officeooo:paragraph-rsid="000bfa49" style:font-weight-asian="bold" style:font-weight-complex="bold"/>
    </style:style>
    <style:style style:name="P4" style:family="paragraph" style:parent-style-name="Standard">
      <style:text-properties fo:font-size="13pt" fo:font-weight="bold" officeooo:paragraph-rsid="000bfa49" style:font-size-asian="13pt" style:font-weight-asian="bold" style:font-size-complex="13pt" style:font-weight-complex="bold"/>
    </style:style>
    <style:style style:name="P5" style:family="paragraph" style:parent-style-name="Standard">
      <style:text-properties officeooo:paragraph-rsid="000d5881"/>
    </style:style>
    <style:style style:name="P6" style:family="paragraph" style:parent-style-name="Standard">
      <style:text-properties officeooo:paragraph-rsid="000f02af"/>
    </style:style>
    <style:style style:name="P7" style:family="paragraph" style:parent-style-name="Standard">
      <style:text-properties fo:font-size="10pt" officeooo:paragraph-rsid="000cc1c1" style:font-size-asian="10pt" style:font-size-complex="10pt"/>
    </style:style>
    <style:style style:name="P8" style:family="paragraph" style:parent-style-name="Standard">
      <style:text-properties fo:font-size="10pt" officeooo:paragraph-rsid="000bfa49" style:font-size-asian="10pt" style:font-size-complex="10pt"/>
    </style:style>
    <style:style style:name="P9" style:family="paragraph" style:parent-style-name="Standard">
      <style:text-properties fo:font-size="10pt" officeooo:paragraph-rsid="000d5881" style:font-size-asian="10pt" style:font-size-complex="10pt"/>
    </style:style>
    <style:style style:name="T1" style:family="text">
      <style:text-properties officeooo:rsid="000bfa49"/>
    </style:style>
    <style:style style:name="T2" style:family="text">
      <style:text-properties officeooo:rsid="000cc1c1"/>
    </style:style>
    <style:style style:name="T3" style:family="text">
      <style:text-properties fo:font-weight="bold" officeooo:rsid="000bfa49" style:font-weight-asian="bold" style:font-weight-complex="bold"/>
    </style:style>
    <style:style style:name="T4" style:family="text">
      <style:text-properties fo:font-size="13pt" fo:font-weight="bold" officeooo:rsid="000bfa49" style:font-size-asian="13pt" style:font-weight-asian="bold" style:font-size-complex="13pt" style:font-weight-complex="bold"/>
    </style:style>
    <style:style style:name="T5" style:family="text">
      <style:text-properties officeooo:rsid="000d5881"/>
    </style:style>
    <style:style style:name="T6" style:family="text">
      <style:text-properties officeooo:rsid="000f02af"/>
    </style:style>
    <style:style style:name="T7" style:family="text">
      <style:text-properties fo:font-size="10pt" officeooo:rsid="000bfa49" style:font-size-asian="10pt" style:font-size-complex="10pt"/>
    </style:style>
    <style:style style:name="T8" style:family="text">
      <style:text-properties fo:font-size="10pt" officeooo:rsid="000cc1c1" style:font-size-asian="10pt" style:font-size-complex="10pt"/>
    </style:style>
    <style:style style:name="T9" style:family="text">
      <style:text-properties fo:font-size="10pt" officeooo:rsid="000d5881" style:font-size-asian="10pt" style:font-size-complex="10pt"/>
    </style:style>
    <style:style style:name="T10" style:family="text">
      <style:text-properties fo:font-size="10pt" officeooo:rsid="000f02af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ike Train</text:span></text:p>
      <text:p text:style-name="P1"><text:span text:style-name="T1"/></text:p>
      <text:p text:style-name="P1"><text:span text:style-name="T1">Main Chains:</text:span></text:p>
      <text:p text:style-name="P3"><text:span text:style-name="T1">E/W Chain - 7.7 mi. <text:s/>42 min</text:span></text:p>
      <text:p text:style-name="P3"><text:span text:style-name="T1">UR, Elwoods, VCU, Shockoe</text:span></text:p>
      <text:p text:style-name="P1"><text:a xlink:type="simple" xlink:href="https://maps.google.com/maps?saddr=Boatwright+Dr&amp;daddr=37.5586408,-77.4882683+to:37.5589521,-77.485613+to:37.5383388,-77.4351912+to:E+Main+St&amp;hl=en&amp;ll=37.565263,-77.488461&amp;spn=0.091846,0.181789&amp;sll=37.532837,-77.419796&amp;sspn=0.022972,0.045447&amp;geocode=FZ5yPQId7ddg-w%3BFXAZPQIddJ9h-ymdJXXv8xOxiTHk0ZuFq_sCuA%3BFagaPQId06lh-ykJtgg18ROxiTGG_lVebSM3Mw%3BFSLKPAIdyW5i-ymVQ5KuIhGxiTFeqzvg3V4nhQ%3BFe20PAIdRIxi-w&amp;dirflg=b&amp;mra=dme&amp;mrsp=4&amp;sz=15&amp;via=1,2,3&amp;t=m&amp;z=13&amp;lci=bike"><text:span text:style-name="T3">https://maps.google.com/maps?saddr=Boatwright+Dr&amp;daddr=37.5586408,-77.4882683+to:37.5589521,-77.485613+to:37.5383388,-77.4351912+to:E+Main+St&amp;hl=en&amp;ll=37.565263,-77.488461&amp;spn=0.091846,0.181789&amp;sll=37.532837,-77.419796&amp;sspn=0.022972,0.045447&amp;geocode=FZ5yPQId7ddg-w%3BFXAZPQIddJ9h-ymdJXXv8xOxiTHk0ZuFq_sCuA%3BFagaPQId06lh-ykJtgg18ROxiTGG_lVebSM3Mw%3BFSLKPAIdyW5i-ymVQ5KuIhGxiTFeqzvg3V4nhQ%3BFe20PAIdRIxi-w&amp;dirflg=b&amp;mra=dme&amp;mrsp=4&amp;sz=15&amp;via=1,2,3&amp;t=m&amp;z=13&amp;lci=bike</text:span></text:a></text:p>
      <text:p text:style-name="P1"><text:span text:style-name="T1"/></text:p>
      <text:p text:style-name="P1"><text:span text:style-name="T1"/></text:p>
      <text:p text:style-name="P7"><text:span text:style-name="T1">UR-Insbrook Shortpump Spoke:</text:span></text:p>
      <text:p text:style-name="P2"><text:a xlink:type="simple" xlink:href="https://maps.google.com/maps?saddr=College+Rd&amp;daddr=37.6462832,-77.5832713+to:Unknown+road&amp;hl=en&amp;sll=37.654521,-77.614717&amp;sspn=0.011467,0.022724&amp;geocode=Fd5yPQIdI9Zg-w%3BFctvPgIdWSxg-ynvQ90MvWqxiTFZIkbTXkaP6A%3BFbWTPgId9LVf-w&amp;dirflg=b&amp;mra=dme&amp;mrsp=2&amp;sz=16&amp;via=1&amp;t=m&amp;z=16&amp;lci=bike"><text:span text:style-name="T7">https://maps.google.com/maps?saddr=College+Rd&amp;daddr=37.6462832,-77.5832713+to:Unknown+road&amp;hl=en&amp;sll=37.654521,-77.614717&amp;sspn=0.011467,0.022724&amp;geocode=Fd5yPQIdI9Zg-w%3BFctvPgIdWSxg-ynvQ90MvWqxiTFZIkbTXkaP6A%3BFbWTPgId9LVf-w&amp;dirflg=b&amp;mra=dme&amp;mrsp=2&amp;sz=16&amp;via=1&amp;t=m&amp;z=16&amp;lci=bike</text:span></text:a></text:p>
      <text:p text:style-name="P7"><text:span text:style-name="T1"/></text:p>
      <text:p text:style-name="P7"><text:span text:style-name="T2">UR-</text:span><text:span text:style-name="T1">Foxhall Spoke:</text:span></text:p>
      <text:p text:style-name="P2"><text:a xlink:type="simple" xlink:href="https://maps.google.com/maps?saddr=Boatwright+Dr&amp;daddr=37.627734,-77.642208+to:Lauderdale+Dr&amp;hl=en&amp;ll=37.620214,-77.602272&amp;spn=0.091779,0.181789&amp;sll=37.617495,-77.616692&amp;sspn=0.091782,0.181789&amp;geocode=FZ5yPQId7ddg-w%3BFVYnPgIdIEZf-ylxIqSRLWqxiTFY5-eAjK1KVw%3BFQSLPgIdr5hf-w&amp;dirflg=b&amp;mra=dvme&amp;mrsp=1&amp;sz=13&amp;via=1&amp;t=m&amp;z=13&amp;lci=bike"><text:span text:style-name="T7">https://maps.google.com/maps?saddr=Boatwright+Dr&amp;daddr=37.627734,-77.642208+to:Lauderdale+Dr&amp;hl=en&amp;ll=37.620214,-77.602272&amp;spn=0.091779,0.181789&amp;sll=37.617495,-77.616692&amp;sspn=0.091782,0.181789&amp;geocode=FZ5yPQId7ddg-w%3BFVYnPgIdIEZf-ylxIqSRLWqxiTFY5-eAjK1KVw%3BFQSLPgIdr5hf-w&amp;dirflg=b&amp;mra=dvme&amp;mrsp=1&amp;sz=13&amp;via=1&amp;t=m&amp;z=13&amp;lci=bike</text:span></text:a></text:p>
      <text:p text:style-name="P8"><text:span text:style-name="T1"/></text:p>
      <text:p text:style-name="P7"><text:span text:style-name="T1">UR-Midlo Spoke:<text:tab/></text:span></text:p>
      <text:p text:style-name="P2"><text:a xlink:type="simple" xlink:href="https://maps.google.com/maps?saddr=College+Rd&amp;daddr=37.5397552,-77.5583352+to:Old+Buckingham+Rd&amp;hl=en&amp;ll=37.542808,-77.555408&amp;spn=0.091874,0.181789&amp;sll=37.525656,-77.573605&amp;sspn=0.091895,0.181789&amp;geocode=Fd5yPQIdI9Zg-w%3BFavPPAIdwY1g-ylhXN2NLROxiTExlgJrdPKqQA%3BFbE-PAIdp0xf-w&amp;dirflg=b&amp;mra=dme&amp;mrsp=2&amp;sz=13&amp;via=1&amp;t=m&amp;z=13&amp;lci=bike"><text:span text:style-name="T7">https://maps.google.com/maps?saddr=College+Rd&amp;daddr=37.5397552,-77.5583352+to:Old+Buckingham+Rd&amp;hl=en&amp;ll=37.542808,-77.555408&amp;spn=0.091874,0.181789&amp;sll=37.525656,-77.573605&amp;sspn=0.091895,0.181789&amp;geocode=Fd5yPQIdI9Zg-w%3BFavPPAIdwY1g-ylhXN2NLROxiTExlgJrdPKqQA%3BFbE-PAIdp0xf-w&amp;dirflg=b&amp;mra=dme&amp;mrsp=2&amp;sz=13&amp;via=1&amp;t=m&amp;z=13&amp;lci=bike</text:span></text:a></text:p>
      <text:p text:style-name="P7"><text:span text:style-name="T1"/></text:p>
      <text:p text:style-name="P8"><text:span text:style-name="T1"/></text:p>
      <text:p text:style-name="P7"><text:span text:style-name="T1">Shockoe-Whiteoak Spoke:</text:span></text:p>
      <text:p text:style-name="P2"><text:a xlink:type="simple" xlink:href="https://maps.google.com/maps?saddr=S+Airport+Dr&amp;daddr=37.5282057,-77.3571555+to:E+Main+St&amp;hl=en&amp;sll=37.518168,-77.364006&amp;sspn=0.091905,0.181789&amp;geocode=FTxpPAId8_Nj-w%3BFY2iPAIdnZ9j-ynFfmWTahqxiTHjAPK2JHvalA%3BFe20PAIdRIxi-w&amp;dirflg=b&amp;mra=dpe&amp;mrsp=1&amp;sz=13&amp;via=1&amp;t=m&amp;z=13&amp;lci=bike"><text:span text:style-name="T7">https://maps.google.com/maps?saddr=S+Airport+Dr&amp;daddr=37.5282057,-77.3571555+to:E+Main+St&amp;hl=en&amp;sll=37.518168,-77.364006&amp;sspn=0.091905,0.181789&amp;geocode=FTxpPAId8_Nj-w%3BFY2iPAIdnZ9j-ynFfmWTahqxiTHjAPK2JHvalA%3BFe20PAIdRIxi-w&amp;dirflg=b&amp;mra=dpe&amp;mrsp=1&amp;sz=13&amp;via=1&amp;t=m&amp;z=13&amp;lci=bike</text:span></text:a></text:p>
      <text:p text:style-name="P7"><text:span text:style-name="T1"/></text:p>
      <text:p text:style-name="P7"><text:span text:style-name="T1">Mechanicsville-Whiteoak</text:span></text:p>
      <text:p text:style-name="P2"><text:a xlink:type="simple" xlink:href="https://maps.google.com/maps?saddr=Cold+Harbor+Rd&amp;daddr=S+Laburnum+Ave&amp;hl=en&amp;ll=37.563358,-77.33551&amp;spn=0.091849,0.181789&amp;sll=37.592846,-77.335639&amp;sspn=0.022953,0.045447&amp;geocode=FWTAPQIdNwNk-w%3BFYigPAId9aBj-w&amp;dirflg=b&amp;mra=dme&amp;mrsp=0&amp;sz=15&amp;t=m&amp;z=13&amp;lci=bike"><text:span text:style-name="T7">https://maps.google.com/maps?saddr=Cold+Harbor+Rd&amp;daddr=S+Laburnum+Ave&amp;hl=en&amp;ll=37.563358,-77.33551&amp;spn=0.091849,0.181789&amp;sll=37.592846,-77.335639&amp;sspn=0.022953,0.045447&amp;geocode=FWTAPQIdNwNk-w%3BFYigPAId9aBj-w&amp;dirflg=b&amp;mra=dme&amp;mrsp=0&amp;sz=15&amp;t=m&amp;z=13&amp;lci=bike</text:span></text:a></text:p>
      <text:p text:style-name="P2"><text:span text:style-name="T1"/></text:p>
      <text:p text:style-name="P1"><text:span text:style-name="T1"/></text:p>
      <text:p text:style-name="P4"><text:span text:style-name="T1">N/S Chain - 7.6 mi, 47 mins</text:span></text:p>
      <text:p text:style-name="P4"><text:span text:style-name="T1">Bryan Park, Virginia Union, VCU, Forest Hill</text:span></text:p>
      <text:p text:style-name="P1"><text:a xlink:type="simple" xlink:href="https://maps.google.com/maps?saddr=Bellevue+Ave&amp;daddr=37.5724023,-77.451216+to:37.5470377,-77.4490921+to:37.5157121,-77.4701935+to:Semmes+Ave&amp;hl=en&amp;ll=37.55669,-77.437477&amp;spn=0.091857,0.181789&amp;sll=37.535713,-77.449354&amp;sspn=0.005743,0.011362&amp;geocode=FYSUPQIdPehh-w%3BFTJPPQIdMDBi-ylblOTHuRaxiTEIiYsC_iMRfw%3BFR3sPAIdfDhi-ykFTf8FRxGxiTGMY4HuWkOJXg%3BFcBxPAIdD-Zh-ymRgWCugBGxiTE6xdoHbRYxnA%3BFcBxPAIdDuZh-w&amp;dirflg=b&amp;mra=mrv&amp;via=1,2,3&amp;t=m&amp;z=13&amp;lci=bike"><text:span text:style-name="T4">https://maps.google.com/maps?saddr=Bellevue+Ave&amp;daddr=37.5724023,-77.451216+to:37.5470377,-77.4490921+to:37.5157121,-77.4701935+to:Semmes+Ave&amp;hl=en&amp;ll=37.55669,-77.437477&amp;spn=0.091857,0.181789&amp;sll=37.535713,-77.449354&amp;sspn=0.005743,0.011362&amp;geocode=FYSUPQIdPehh-w%3BFTJPPQIdMDBi-</text:span></text:a><text:soft-page-break/><text:a xlink:type="simple" xlink:href="https://maps.google.com/maps?saddr=Bellevue+Ave&amp;daddr=37.5724023,-77.451216+to:37.5470377,-77.4490921+to:37.5157121,-77.4701935+to:Semmes+Ave&amp;hl=en&amp;ll=37.55669,-77.437477&amp;spn=0.091857,0.181789&amp;sll=37.535713,-77.449354&amp;sspn=0.005743,0.011362&amp;geocode=FYSUPQIdPehh-w%3BFTJPPQIdMDBi-ylblOTHuRaxiTEIiYsC_iMRfw%3BFR3sPAIdfDhi-ykFTf8FRxGxiTGMY4HuWkOJXg%3BFcBxPAIdD-Zh-ymRgWCugBGxiTE6xdoHbRYxnA%3BFcBxPAIdDuZh-w&amp;dirflg=b&amp;mra=mrv&amp;via=1,2,3&amp;t=m&amp;z=13&amp;lci=bike"><text:span text:style-name="T4">ylblOTHuRaxiTEIiYsC_iMRfw%3BFR3sPAIdfDhi-ykFTf8FRxGxiTGMY4HuWkOJXg%3BFcBxPAIdD-Zh-ymRgWCugBGxiTE6xdoHbRYxnA%3BFcBxPAIdDuZh-w&amp;dirflg=b&amp;mra=mrv&amp;via=1,2,3&amp;t=m&amp;z=13&amp;lci=bike</text:span></text:a></text:p>
      <text:p text:style-name="P1"><text:span text:style-name="T1"/></text:p>
      <text:p text:style-name="P7"><text:span text:style-name="T1">Bryan Park-Hanover Spoke:</text:span></text:p>
      <text:p text:style-name="P2"><text:a xlink:type="simple" xlink:href="https://maps.google.com/maps?saddr=Bellevue+Ave&amp;daddr=Fenne+Farm+Dr%2FPole+Green+Park+Ln&amp;hl=en&amp;ll=37.653383,-77.350616&amp;spn=0.183475,0.363579&amp;sll=37.644685,-77.325554&amp;sspn=0.183497,0.363579&amp;geocode=FYSUPQIdPehh-w%3BFZZfPgIdpGJk-w&amp;dirflg=b&amp;mra=dme&amp;mrsp=1&amp;sz=12&amp;t=m&amp;z=12&amp;lci=bike"><text:span text:style-name="T7">https://maps.google.com/maps?saddr=Bellevue+Ave&amp;daddr=Fenne+Farm+Dr%2FPole+Green+Park+Ln&amp;hl=en&amp;ll=37.653383,-77.350616&amp;spn=0.183475,0.363579&amp;sll=37.644685,-77.325554&amp;sspn=0.183497,0.363579&amp;geocode=FYSUPQIdPehh-w%3BFZZfPgIdpGJk-w&amp;dirflg=b&amp;mra=dme&amp;mrsp=1&amp;sz=12&amp;t=m&amp;z=12&amp;lci=bike</text:span></text:a></text:p>
      <text:p text:style-name="P8"><text:span text:style-name="T1"/></text:p>
      <text:p text:style-name="P7"><text:span text:style-name="T2">Forest Hill Park-Iron Bridge Park Spoke:</text:span></text:p>
      <text:p text:style-name="P2"><text:a xlink:type="simple" xlink:href="https://maps.google.com/maps?saddr=Semmes+Ave&amp;daddr=Whitepine+Rd&amp;hl=en&amp;ll=37.500057,-77.452068&amp;spn=0.091927,0.181789&amp;sll=37.415982,-77.476788&amp;sspn=0.09203,0.181789&amp;geocode=FcBxPAIdDuZh-w%3BFSukOgIdpE9h-w&amp;dirflg=b&amp;mra=dme&amp;mrsp=1&amp;sz=13&amp;t=m&amp;z=13&amp;lci=bike"><text:span text:style-name="T8">https://maps.google.com/maps?saddr=Semmes+Ave&amp;daddr=Whitepine+Rd&amp;hl=en&amp;ll=37.500057,-77.452068&amp;spn=0.091927,0.181789&amp;sll=37.415982,-77.476788&amp;sspn=0.09203,0.181789&amp;geocode=FcBxPAIdDuZh-w%3BFSukOgIdpE9h-w&amp;dirflg=b&amp;mra=dme&amp;mrsp=1&amp;sz=13&amp;t=m&amp;z=13&amp;lci=bike</text:span></text:a></text:p>
      <text:p text:style-name="P7"><text:span text:style-name="T2"/></text:p>
      <text:p text:style-name="P9"><text:span text:style-name="T5">Forest Hill Park-Brandermill:</text:span></text:p>
      <text:p text:style-name="P5"><text:a xlink:type="simple" xlink:href="https://maps.google.com/maps?saddr=Semmes+Ave&amp;daddr=37.4702157,-77.4830682+to:Brandermill+Pkwy&amp;hl=en&amp;sll=37.456601,-77.514725&amp;sspn=0.18396,0.363579&amp;geocode=FcBxPAIdDuZh-w%3BFQfAOwIdxLNh-ymtGXZr8A2xiTHTlA8OC4KrVw%3BFSlgOwId9PRe-w&amp;dirflg=b&amp;mra=dvme&amp;mrsp=1&amp;sz=12&amp;via=1&amp;t=m&amp;z=12&amp;lci=bike"><text:span text:style-name="T9">https://maps.google.com/maps?saddr=Semmes+Ave&amp;daddr=37.4702157,-77.4830682+to:Brandermill+Pkwy&amp;hl=en&amp;sll=37.456601,-77.514725&amp;sspn=0.18396,0.363579&amp;geocode=FcBxPAIdDuZh-w%3BFQfAOwIdxLNh-ymtGXZr8A2xiTHTlA8OC4KrVw%3BFSlgOwId9PRe-w&amp;dirflg=b&amp;mra=dvme&amp;mrsp=1&amp;sz=12&amp;via=1&amp;t=m&amp;z=12&amp;lci=bike</text:span></text:a></text:p>
      <text:p text:style-name="P9"><text:span text:style-name="T5"/></text:p>
      <text:p text:style-name="P9"><text:span text:style-name="T5">Forest Hill Park-</text:span><text:span text:style-name="T6">Petersburg</text:span></text:p>
      <text:p text:style-name="P6"><text:a xlink:type="simple" xlink:href="https://maps.google.com/maps?saddr=Semmes+Ave&amp;daddr=37.4702157,-77.4830682+to:S+Sycamore+St&amp;hl=en&amp;ll=37.249188,-77.392502&amp;spn=0.184469,0.363579&amp;sll=37.267769,-77.393532&amp;sspn=0.184424,0.363579&amp;geocode=FcBxPAIdDuZh-w%3BFQfAOwIdxLNh-ymtGXZr8A2xiTHTlA8OC4KrVw%3BFbIAOAId9u9i-w&amp;dirflg=b&amp;mra=dme&amp;mrsp=2&amp;sz=12&amp;via=1&amp;t=m&amp;z=12&amp;lci=bike"><text:span text:style-name="T10">https://maps.google.com/maps?saddr=Semmes+Ave&amp;daddr=37.4702157,-77.4830682+to:S+Sycamore+St&amp;hl=en&amp;ll=37.249188,-77.392502&amp;spn=0.184469,0.363579&amp;sll=37.267769,-77.393532&amp;sspn=0.184424,0.363579&amp;geocode=FcBxPAIdDuZh-w%3BFQfAOwIdxLNh-ymtGXZr8A2xiTHTlA8OC4KrVw%3BFbIAOAId9u9i-w&amp;dirflg=b&amp;mra=dme&amp;mrsp=2&amp;sz=12&amp;via=1&amp;t=m&amp;z=12&amp;lci=bike</text:span></text:a></text:p>
      <text:p text:style-name="P6"><text:span text:style-name="T5"/></text:p>
      <text:p text:style-name="P5"><text:span text:style-name="T5"/></text:p>
      <text:p text:style-name="P3"><text:span text:style-name="T1">Hug to Semmes Chain Connector:</text:span></text:p>
      <text:p text:style-name="P1"><text:a xlink:type="simple" xlink:href="https://maps.google.com/maps?saddr=Forest+Hill+Ave&amp;daddr=Stony+Point+Rd&amp;hl=en&amp;ll=37.534641,-77.507687&amp;spn=0.091884,0.181789&amp;sll=37.517896,-77.564507&amp;sspn=0.091905,0.181789&amp;geocode=FfpwPAIdT-Rh-w%3BFVfGPAIdAH5g-w&amp;dirflg=b&amp;mra=mrv&amp;t=m&amp;z=13&amp;lci=bike"><text:span text:style-name="T3">https://maps.google.com/maps?saddr=Forest+Hill+Ave&amp;daddr=Stony+Point+Rd&amp;hl=en&amp;ll=37.534641,-77.507687&amp;spn=0.091884,0.181789&amp;sll=37.517896,-77.564507&amp;sspn=0.091905,0.181789&amp;geocode=FfpwPAIdT-Rh-w%3BFVfGPAIdAH5g-w&amp;dirflg=b&amp;mra=mrv&amp;t=m&amp;z=13&amp;lci=bike</text:span></text:a></text:p>
      <text:p text:style-name="P1"><text:span text:style-name="T1"/></text:p>
      <text:p text:style-name="P2"><text:span text:style-name="T2"/></text:p>
      <text:p text:style-name="P2"><text:span text:style-name="T2"/></text:p>
      <text:p text:style-name="P1"><text:span text:style-name="T1"/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0:52:49.14</meta:creation-date>
    <dc:date>2013-03-05T11:16:13</dc:date>
    <meta:editing-duration>PT22M13S</meta:editing-duration>
    <meta:editing-cycles>6</meta:editing-cycles>
    <meta:generator>LibreOffice/4.0.0.3$Windows_x86 LibreOffice_project/7545bee9c2a0782548772a21bc84a9dcc583b89</meta:generator>
    <meta:document-statistic meta:table-count="0" meta:image-count="0" meta:object-count="0" meta:page-count="3" meta:paragraph-count="28" meta:word-count="71" meta:character-count="4167" meta:non-whitespace-character-count="4122"/>
  </office:meta>
</office:document-meta>
</file>